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0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03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1192" calcext:value-type="float">
            <text:p>41.5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1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1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0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0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13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7224" calcext:value-type="float">
            <text:p>41.7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2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1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1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7632" calcext:value-type="float">
            <text:p>39.7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17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78058181818" calcext:value-type="float">
            <text:p>40.21780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23517241379" calcext:value-type="float">
            <text:p>40.3623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0164" calcext:value-type="float">
            <text:p>40.568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32477241379" calcext:value-type="float">
            <text:p>40.67324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47648" calcext:value-type="float">
            <text:p>40.76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876" calcext:value-type="float">
            <text:p>40.28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2617931034" calcext:value-type="float">
            <text:p>39.971261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868" calcext:value-type="float">
            <text:p>39.83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0253793103" calcext:value-type="float">
            <text:p>39.91902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92278709677" calcext:value-type="float">
            <text:p>40.0092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00508965517" calcext:value-type="float">
            <text:p>40.110050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76255483871" calcext:value-type="float">
            <text:p>40.1676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9086451613" calcext:value-type="float">
            <text:p>40.3679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53064" calcext:value-type="float">
            <text:p>40.4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1699483871" calcext:value-type="float">
            <text:p>40.6116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42848" calcext:value-type="float">
            <text:p>40.73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0913548387" calcext:value-type="float">
            <text:p>40.7850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37729032258" calcext:value-type="float">
            <text:p>40.633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8456" calcext:value-type="float">
            <text:p>40.4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24196129032" calcext:value-type="float">
            <text:p>40.5724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1744" calcext:value-type="float">
            <text:p>40.5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75785806452" calcext:value-type="float">
            <text:p>40.6275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5085" calcext:value-type="float">
            <text:p>40.685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8191483871" calcext:value-type="float">
            <text:p>40.7381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88232" calcext:value-type="float">
            <text:p>41.0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28464" calcext:value-type="float">
            <text:p>41.11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6184" calcext:value-type="float">
            <text:p>41.19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1326896552" calcext:value-type="float">
            <text:p>41.30313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9472" calcext:value-type="float">
            <text:p>41.38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4944" calcext:value-type="float">
            <text:p>41.3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76846896552" calcext:value-type="float">
            <text:p>41.14768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48608" calcext:value-type="float">
            <text:p>41.02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9044" calcext:value-type="float">
            <text:p>41.1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46049032258" calcext:value-type="float">
            <text:p>41.1946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38711111111" calcext:value-type="float">
            <text:p>41.2738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8539354839" calcext:value-type="float">
            <text:p>41.3558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5210322581" calcext:value-type="float">
            <text:p>41.5805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108" calcext:value-type="float">
            <text:p>41.6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21922580645" calcext:value-type="float">
            <text:p>41.752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90248" calcext:value-type="float">
            <text:p>41.82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80972903226" calcext:value-type="float">
            <text:p>41.8280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35803870968" calcext:value-type="float">
            <text:p>41.7235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65212" calcext:value-type="float">
            <text:p>41.406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59003870968" calcext:value-type="float">
            <text:p>41.2359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62496" calcext:value-type="float">
            <text:p>41.3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58250322581" calcext:value-type="float">
            <text:p>41.3458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6594285714" calcext:value-type="float">
            <text:p>41.41665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51886451613" calcext:value-type="float">
            <text:p>41.4651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6136774194" calcext:value-type="float">
            <text:p>41.5106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4152" calcext:value-type="float">
            <text:p>41.5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6059354839" calcext:value-type="float">
            <text:p>41.6576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68584" calcext:value-type="float">
            <text:p>41.71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1703225807" calcext:value-type="float">
            <text:p>41.724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83390344828" calcext:value-type="float">
            <text:p>41.54833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7568" calcext:value-type="float">
            <text:p>41.20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7336774194" calcext:value-type="float">
            <text:p>40.9467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5796137931" calcext:value-type="float">
            <text:p>40.93579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9169032258" calcext:value-type="float">
            <text:p>41.0239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71673103448" calcext:value-type="float">
            <text:p>41.107167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72018064516" calcext:value-type="float">
            <text:p>41.1772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8172903226" calcext:value-type="float">
            <text:p>41.1118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74056" calcext:value-type="float">
            <text:p>41.16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56256774194" calcext:value-type="float">
            <text:p>41.2256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7528" calcext:value-type="float">
            <text:p>41.3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55300645161" calcext:value-type="float">
            <text:p>41.3455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51832258064" calcext:value-type="float">
            <text:p>41.2251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72824" calcext:value-type="float">
            <text:p>40.53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90882580645" calcext:value-type="float">
            <text:p>40.539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1032" calcext:value-type="float">
            <text:p>40.6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732" calcext:value-type="float">
            <text:p>40.65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08198571429" calcext:value-type="float">
            <text:p>40.740819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1370322581" calcext:value-type="float">
            <text:p>40.7941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4092903226" calcext:value-type="float">
            <text:p>40.8954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82" calcext:value-type="float">
            <text:p>40.97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9989677419" calcext:value-type="float">
            <text:p>41.0659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26812" calcext:value-type="float">
            <text:p>41.162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02381935484" calcext:value-type="float">
            <text:p>41.2102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691612903" calcext:value-type="float">
            <text:p>41.1175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14376" calcext:value-type="float">
            <text:p>40.66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04913548387" calcext:value-type="float">
            <text:p>40.8104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91464" calcext:value-type="float">
            <text:p>40.7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2307096774" calcext:value-type="float">
            <text:p>40.8062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1772857143" calcext:value-type="float">
            <text:p>40.879177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23958709677" calcext:value-type="float">
            <text:p>40.9723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85294193548" calcext:value-type="float">
            <text:p>41.0085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0628" calcext:value-type="float">
            <text:p>41.117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31184516129" calcext:value-type="float">
            <text:p>41.223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17792" calcext:value-type="float">
            <text:p>41.31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7806451613" calcext:value-type="float">
            <text:p>41.248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28350967742" calcext:value-type="float">
            <text:p>41.1928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62968" calcext:value-type="float">
            <text:p>40.57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26802580645" calcext:value-type="float">
            <text:p>40.3226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91344" calcext:value-type="float">
            <text:p>40.36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7726451613" calcext:value-type="float">
            <text:p>40.4227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72025714286" calcext:value-type="float">
            <text:p>40.53720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65867096774" calcext:value-type="float">
            <text:p>40.6065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2660645161" calcext:value-type="float">
            <text:p>40.3762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8604" calcext:value-type="float">
            <text:p>40.462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57024" calcext:value-type="float">
            <text:p>40.5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0253793103" calcext:value-type="float">
            <text:p>40.68102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60051612903" calcext:value-type="float">
            <text:p>40.796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0912258064" calcext:value-type="float">
            <text:p>40.48909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6535172414" calcext:value-type="float">
            <text:p>39.88665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98714666667" calcext:value-type="float">
            <text:p>39.2898714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03491034483" calcext:value-type="float">
            <text:p>39.29034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1543225806" calcext:value-type="float">
            <text:p>39.3101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52645517241" calcext:value-type="float">
            <text:p>39.41526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5566451613" calcext:value-type="float">
            <text:p>39.4565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02028" calcext:value-type="float">
            <text:p>39.570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69264516129" calcext:value-type="float">
            <text:p>39.686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4886" calcext:value-type="float">
            <text:p>39.854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54338064516" calcext:value-type="float">
            <text:p>39.9854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89855483871" calcext:value-type="float">
            <text:p>39.6189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2472" calcext:value-type="float">
            <text:p>39.4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53592258065" calcext:value-type="float">
            <text:p>39.5853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7988" calcext:value-type="float">
            <text:p>39.5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13569032258" calcext:value-type="float">
            <text:p>39.5913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87402857143" calcext:value-type="float">
            <text:p>39.66874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31958709677" calcext:value-type="float">
            <text:p>39.7531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0981935484" calcext:value-type="float">
            <text:p>40.0900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90408" calcext:value-type="float">
            <text:p>40.1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8304" calcext:value-type="float">
            <text:p>40.2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5416551724" calcext:value-type="float">
            <text:p>40.41054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7793548387" calcext:value-type="float">
            <text:p>40.574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62836129032" calcext:value-type="float">
            <text:p>40.2462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0112" calcext:value-type="float">
            <text:p>40.12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13704516129" calcext:value-type="float">
            <text:p>40.1913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58072" calcext:value-type="float">
            <text:p>40.26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1095483871" calcext:value-type="float">
            <text:p>40.351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34617142857" calcext:value-type="float">
            <text:p>40.4334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6250322581" calcext:value-type="float">
            <text:p>40.5076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73557419355" calcext:value-type="float">
            <text:p>40.7373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3068571429" calcext:value-type="float">
            <text:p>40.82730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75491612903" calcext:value-type="float">
            <text:p>40.9575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76344" calcext:value-type="float">
            <text:p>41.06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64009032258" calcext:value-type="float">
            <text:p>41.0864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33185806452" calcext:value-type="float">
            <text:p>40.8333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10192" calcext:value-type="float">
            <text:p>40.3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15522580645" calcext:value-type="float">
            <text:p>40.441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79608" calcext:value-type="float">
            <text:p>40.42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64567741936" calcext:value-type="float">
            <text:p>40.476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031" calcext:value-type="float">
            <text:p>40.58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64073548387" calcext:value-type="float">
            <text:p>40.6464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26312" calcext:value-type="float">
            <text:p>40.76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5091862069" calcext:value-type="float">
            <text:p>40.845091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25648" calcext:value-type="float">
            <text:p>40.9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29176" calcext:value-type="float">
            <text:p>41.07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77744516129" calcext:value-type="float">
            <text:p>41.137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7711483871" calcext:value-type="float">
            <text:p>40.7077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38944" calcext:value-type="float">
            <text:p>40.35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92955862069" calcext:value-type="float">
            <text:p>40.39929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9782068966" calcext:value-type="float">
            <text:p>40.434978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0506666667" calcext:value-type="float">
            <text:p>40.4950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6014285714" calcext:value-type="float">
            <text:p>40.57160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35992" calcext:value-type="float">
            <text:p>40.63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31856774194" calcext:value-type="float">
            <text:p>40.7531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8609230769" calcext:value-type="float">
            <text:p>40.855860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5435" calcext:value-type="float">
            <text:p>40.945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86165517241" calcext:value-type="float">
            <text:p>41.0886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39384" calcext:value-type="float">
            <text:p>41.21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26712" calcext:value-type="float">
            <text:p>41.08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35722758621" calcext:value-type="float">
            <text:p>40.56357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80961290323" calcext:value-type="float">
            <text:p>40.6880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0057931034" calcext:value-type="float">
            <text:p>40.590005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89484" calcext:value-type="float">
            <text:p>40.658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8586666667" calcext:value-type="float">
            <text:p>40.73685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45412" calcext:value-type="float">
            <text:p>40.804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6949677419" calcext:value-type="float">
            <text:p>40.9196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9696" calcext:value-type="float">
            <text:p>40.9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0531612903" calcext:value-type="float">
            <text:p>41.0530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1016" calcext:value-type="float">
            <text:p>41.14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94689032258" calcext:value-type="float">
            <text:p>41.2494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75659354839" calcext:value-type="float">
            <text:p>41.3375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6616" calcext:value-type="float">
            <text:p>40.9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67482580645" calcext:value-type="float">
            <text:p>40.8667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38584" calcext:value-type="float">
            <text:p>40.57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31829677419" calcext:value-type="float">
            <text:p>40.6331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011408" calcext:value-type="float">
            <text:p>40.750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0518709677" calcext:value-type="float">
            <text:p>40.7600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34141935484" calcext:value-type="float">
            <text:p>40.713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94256" calcext:value-type="float">
            <text:p>40.8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91416774194" calcext:value-type="float">
            <text:p>40.9091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21362666667" calcext:value-type="float">
            <text:p>41.002136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73117419355" calcext:value-type="float">
            <text:p>41.1473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28738064516" calcext:value-type="float">
            <text:p>41.0928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0128" calcext:value-type="float">
            <text:p>40.20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81556129032" calcext:value-type="float">
            <text:p>40.2381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6681" calcext:value-type="float">
            <text:p>40.246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25878709677" calcext:value-type="float">
            <text:p>40.2225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42631428571" calcext:value-type="float">
            <text:p>40.31426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0343225806" calcext:value-type="float">
            <text:p>40.3820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05731612903" calcext:value-type="float">
            <text:p>40.2605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46488" calcext:value-type="float">
            <text:p>40.34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80743225806" calcext:value-type="float">
            <text:p>40.4480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06504" calcext:value-type="float">
            <text:p>40.5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89723870968" calcext:value-type="float">
            <text:p>40.6689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75790967742" calcext:value-type="float">
            <text:p>40.2875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17112" calcext:value-type="float">
            <text:p>39.7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8343483871" calcext:value-type="float">
            <text:p>39.6683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97556" calcext:value-type="float">
            <text:p>39.649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97661935484" calcext:value-type="float">
            <text:p>39.7197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04535172414" calcext:value-type="float">
            <text:p>39.81045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7682580645" calcext:value-type="float">
            <text:p>39.8837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97170322581" calcext:value-type="float">
            <text:p>39.7197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27576" calcext:value-type="float">
            <text:p>39.79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03847741935" calcext:value-type="float">
            <text:p>39.90038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2712" calcext:value-type="float">
            <text:p>40.0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49308387097" calcext:value-type="float">
            <text:p>39.8449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7744" calcext:value-type="float">
            <text:p>38.75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50018064516" calcext:value-type="float">
            <text:p>38.8150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54188" calcext:value-type="float">
            <text:p>38.885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88593548387" calcext:value-type="float">
            <text:p>38.928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0348571428" calcext:value-type="float">
            <text:p>39.032034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1783225806" calcext:value-type="float">
            <text:p>39.1211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93855483871" calcext:value-type="float">
            <text:p>39.009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07168" calcext:value-type="float">
            <text:p>39.1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25170322581" calcext:value-type="float">
            <text:p>39.2625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98272" calcext:value-type="float">
            <text:p>39.40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19003870968" calcext:value-type="float">
            <text:p>39.7119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7612903226" calcext:value-type="float">
            <text:p>39.520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05899354839" calcext:value-type="float">
            <text:p>38.1005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9736" calcext:value-type="float">
            <text:p>38.21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6549677419" calcext:value-type="float">
            <text:p>38.31365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44091428571" calcext:value-type="float">
            <text:p>38.43440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44499354839" calcext:value-type="float">
            <text:p>38.5044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81110967742" calcext:value-type="float">
            <text:p>38.4481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5328" calcext:value-type="float">
            <text:p>38.5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9952" calcext:value-type="float">
            <text:p>38.72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40306666667" calcext:value-type="float">
            <text:p>38.68403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21444" calcext:value-type="float">
            <text:p>39.052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7508" calcext:value-type="float">
            <text:p>38.874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60982068965" calcext:value-type="float">
            <text:p>37.966098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934" calcext:value-type="float">
            <text:p>37.825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7931034483" calcext:value-type="float">
            <text:p>37.8897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4892" calcext:value-type="float">
            <text:p>37.975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72906666667" calcext:value-type="float">
            <text:p>38.09729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79348" calcext:value-type="float">
            <text:p>38.18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1656" calcext:value-type="float">
            <text:p>38.1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2857931034" calcext:value-type="float">
            <text:p>38.258285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5948" calcext:value-type="float">
            <text:p>38.4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3131034483" calcext:value-type="float">
            <text:p>38.6213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39224" calcext:value-type="float">
            <text:p>39.05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08652" calcext:value-type="float">
            <text:p>38.570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67966666667" calcext:value-type="float">
            <text:p>37.44679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86684" calcext:value-type="float">
            <text:p>37.14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73282758621" calcext:value-type="float">
            <text:p>37.0873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81604" calcext:value-type="float">
            <text:p>37.148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46005714286" calcext:value-type="float">
            <text:p>37.2446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37099085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79848" calcext:value-type="float">
            <text:p>37.31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74" meta:object-count="0"/>
    <meta:user-defined meta:name="AppVersion">3.0</meta:user-defined>
  </office:meta>
</office:document-meta>
</file>